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uidToUrl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uidToUrlTransformer.getLinkRe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uidToUrlTransformer.setup( SourceResolver resolver , Map objectModel , String source , Parameters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